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5701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The value of the resistors themselves on the Wheatstone bridge are 9.72KOh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imestamp</text:p>
          </table:table-cell>
          <table:table-cell office:value-type="string">
            <text:p>Temperature C</text:p>
          </table:table-cell>
          <table:table-cell office:value-type="string">
            <text:p>Temperature K</text:p>
          </table:table-cell>
          <table:table-cell office:value-type="string">
            <text:p>Kiloohms</text:p>
          </table:table-cell>
          <table:table-cell office:value-type="string">
            <text:p>Millivolt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6.3">
            <text:p>26.3</text:p>
          </table:table-cell>
          <table:table-cell table:formula="of:=[.B8]+273.15" office:value-type="float" office:value="299.45">
            <text:p>299.45</text:p>
          </table:table-cell>
          <table:table-cell/>
          <table:table-cell office:value-type="float" office:value="273.2">
            <text:p>273.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9]+273.15" office:value-type="float" office:value="297.15">
            <text:p>297.15</text:p>
          </table:table-cell>
          <table:table-cell/>
          <table:table-cell office:value-type="float" office:value="166.6">
            <text:p>166.6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3.9">
            <text:p>23.9</text:p>
          </table:table-cell>
          <table:table-cell table:formula="of:=[.B10]+273.15" office:value-type="float" office:value="297.05">
            <text:p>297.05</text:p>
          </table:table-cell>
          <table:table-cell/>
          <table:table-cell office:value-type="float" office:value="155">
            <text:p>155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11]+273.15" office:value-type="float" office:value="273.15">
            <text:p>273.15</text:p>
          </table:table-cell>
          <table:table-cell/>
          <table:table-cell office:value-type="float" office:value="-935">
            <text:p>-935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2]+273.15" office:value-type="float" office:value="373.15">
            <text:p>373.15</text:p>
          </table:table-cell>
          <table:table-cell/>
          <table:table-cell office:value-type="float" office:value="2290">
            <text:p>2290.0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2.9">
            <text:p>22.9</text:p>
          </table:table-cell>
          <table:table-cell table:formula="of:=[.B13]+273.15" office:value-type="float" office:value="296.05">
            <text:p>296.05</text:p>
          </table:table-cell>
          <table:table-cell/>
          <table:table-cell office:value-type="float" office:value="112.7">
            <text:p>112.7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1.8">
            <text:p>21.8</text:p>
          </table:table-cell>
          <table:table-cell table:formula="of:=[.B14]+273.15" office:value-type="float" office:value="294.95">
            <text:p>294.95</text:p>
          </table:table-cell>
          <table:table-cell/>
          <table:table-cell office:value-type="float" office:value="55.4">
            <text:p>55.4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0.9">
            <text:p>20.9</text:p>
          </table:table-cell>
          <table:table-cell table:formula="of:=[.B15]+273.15" office:value-type="float" office:value="294.05">
            <text:p>294.05</text:p>
          </table:table-cell>
          <table:table-cell/>
          <table:table-cell office:value-type="float" office:value="16.4">
            <text:p>16.400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1-10-08T20:41:00">
            <text:p>2011-10-08 20:41</text:p>
          </table:table-cell>
          <table:table-cell office:value-type="float" office:value="0">
            <text:p>0</text:p>
          </table:table-cell>
          <table:table-cell table:formula="of:=[.B21]+273.15" office:value-type="float" office:value="273.15">
            <text:p>273.15</text:p>
          </table:table-cell>
          <table:table-cell office:value-type="float" office:value="26.25">
            <text:p>26.25</text:p>
          </table:table-cell>
          <table:table-cell/>
          <table:table-cell office:value-type="string">
            <text:p>T1</text:p>
          </table:table-cell>
          <table:table-cell table:formula="of:=([.C23]*[.C21])/([.C23]-[.C21])" office:value-type="float" office:value="1019.259225">
            <text:p>1019.26</text:p>
          </table:table-cell>
          <table:table-cell table:formula="of:=LN([.D21]/[.D23])" office:value-type="float" office:value="3.26766598903763">
            <text:p>3.27</text:p>
          </table:table-cell>
        </table:table-row>
        <table:table-row table:style-name="ro1">
          <table:table-cell office:value-type="date" office:date-value="2011-10-06T20:26:43.999996">
            <text:p>2011-10-06 20:26</text:p>
          </table:table-cell>
          <table:table-cell office:value-type="float" office:value="21.5">
            <text:p>21.5</text:p>
          </table:table-cell>
          <table:table-cell table:formula="of:=[.B22]+273.15" office:value-type="float" office:value="294.65">
            <text:p>294.65</text:p>
          </table:table-cell>
          <table:table-cell table:style-name="ce2" office:value-type="float" office:value="11.2">
            <text:p>11.200</text:p>
          </table:table-cell>
          <table:table-cell/>
          <table:table-cell office:value-type="string">
            <text:p>R1</text:p>
          </table:table-cell>
          <table:table-cell table:number-columns-repeated="2"/>
        </table:table-row>
        <table:table-row table:style-name="ro1">
          <table:table-cell office:value-type="date" office:date-value="2011-10-08T20:38:00">
            <text:p>2011-10-08 20:38</text:p>
          </table:table-cell>
          <table:table-cell office:value-type="float" office:value="100">
            <text:p>100</text:p>
          </table:table-cell>
          <table:table-cell table:formula="of:=[.B23]+273.15" office:value-type="float" office:value="373.15">
            <text:p>373.1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oint 0</text:p>
          </table:table-cell>
          <table:table-cell/>
          <table:table-cell office:value-type="string">
            <text:p>Point 1</text:p>
          </table:table-cell>
        </table:table-row>
        <table:table-row table:style-name="ro1">
          <table:table-cell table:number-columns-repeated="4"/>
          <table:table-cell office:value-type="string">
            <text:p>T</text:p>
          </table:table-cell>
          <table:table-cell table:formula="of:=[.C21]" office:value-type="float" office:value="273.15">
            <text:p>273.15</text:p>
          </table:table-cell>
          <table:table-cell/>
          <table:table-cell table:formula="of:=[.C23]" office:value-type="float" office:value="373.15">
            <text:p>373.15</text:p>
          </table:table-cell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 table:formula="of:=[.D21]" office:value-type="float" office:value="26.25">
            <text:p>26.25</text:p>
          </table:table-cell>
          <table:table-cell/>
          <table:table-cell table:formula="of:=[.D23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([.H26]*[.F26])/([.H26]-[.F26])" office:value-type="float" office:value="1019.259225">
            <text:p>1019.26</text:p>
          </table:table-cell>
          <table:table-cell/>
          <table:table-cell table:formula="of:=LN([.F27]/[.H27])" office:value-type="float" office:value="3.26766598903763">
            <text:p>3.27</text:p>
          </table:table-cell>
        </table:table-row>
        <table:table-row table:style-name="ro1">
          <table:table-cell table:number-columns-repeated="4"/>
          <table:table-cell office:value-type="string">
            <text:p>Beta:</text:p>
          </table:table-cell>
          <table:table-cell table:formula="of:=[.F28]*[.H28]" office:value-type="float" office:value="3330.59870354536">
            <text:p>3330.6</text:p>
          </table:table-cell>
          <table:table-cell table:number-columns-repeated="2"/>
        </table:table-row>
        <table:table-row table:style-name="ro1" table:number-rows-repeated="6550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3" number:min-integer-digits="1"/>
    </number:number-style>
    <number:number-style style:name="N118">
      <style:text-properties fo:color="#ff0000"/>
      <number:text>-</number:text>
      <number:number number:decimal-places="3" number:min-integer-digits="1"/>
      <style:map style:condition="value()&gt;=0" style:apply-style-name="N118P0"/>
    </number:number-style>
    <number:date-style style:name="N119">
      <number:text>JJJJ-</number:text>
      <number:month number:style="long"/>
      <number:text>-TT</number:text>
    </number:date-style>
    <number:date-style style:name="N120">
      <number:text>JJJJ-</number:text>
      <number:month number:style="long"/>
      <number:text>-TT </number:text>
      <number:hours number:style="long"/>
      <number:text>:</number:text>
      <number:minutes number:style="long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0/16/2011</text:date>, <text:time>22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10-16T22:22:47</dc:date>
    <meta:editing-duration>PT26H12M15S</meta:editing-duration>
    <meta:editing-cycles>15</meta:editing-cycles>
    <meta:generator>OpenOffice.org/3.1$Unix OpenOffice.org_project/310m19$Build-9420</meta:generator>
    <meta:document-statistic meta:table-count="3" meta:cell-count="58" meta:object-count="0"/>
  </office:meta>
</office:document-meta>
</file>